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font-variant="normal" fo:text-transform="none" fo:color="#c7254e" style:font-name="Courier New" fo:font-size="9pt" fo:letter-spacing="normal" fo:font-style="normal" fo:font-weight="normal" officeooo:paragraph-rsid="002f61cc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de8cb"/>
    </style:style>
    <style:style style:name="P7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de8cb"/>
    </style:style>
    <style:style style:name="P8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de8cb"/>
    </style:style>
    <style:style style:name="P9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de8cb"/>
    </style:style>
    <style:style style:name="P10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de8cb"/>
    </style:style>
    <style:style style:name="P11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de8cb"/>
    </style:style>
    <style:style style:name="P12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de8cb"/>
    </style:style>
    <style:style style:name="P13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de8cb"/>
    </style:style>
    <style:style style:name="P14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de8cb"/>
    </style:style>
    <style:style style:name="P15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de8cb"/>
    </style:style>
    <style:style style:name="P16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dde8cb"/>
    </style:style>
    <style:style style:name="P17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dde8cb"/>
    </style:style>
    <style:style style:name="P18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dde8cb"/>
    </style:style>
    <style:style style:name="P19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dde8cb"/>
    </style:style>
    <style:style style:name="P20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dde8cb"/>
    </style:style>
    <style:style style:name="P21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dde8cb"/>
    </style:style>
    <style:style style:name="P22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dde8cb"/>
    </style:style>
    <style:style style:name="P23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dde8cb"/>
    </style:style>
    <style:style style:name="P24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dde8cb"/>
    </style:style>
    <style:style style:name="P25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dde8cb"/>
    </style:style>
    <style:style style:name="P26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dde8cb"/>
    </style:style>
    <style:style style:name="P27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dde8cb"/>
    </style:style>
    <style:style style:name="P28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dde8cb"/>
    </style:style>
    <style:style style:name="P29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dde8cb"/>
    </style:style>
    <style:style style:name="P30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dde8cb"/>
    </style:style>
    <style:style style:name="P31" style:family="paragraph" style:parent-style-name="Standard" style:list-style-name="L26">
      <style:paragraph-properties fo:margin-top="0in" fo:margin-bottom="0.1598in" loext:contextual-spacing="false"/>
      <style:text-properties style:font-name="Lato" fo:background-color="#dde8cb"/>
    </style:style>
    <style:style style:name="P32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40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41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42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43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44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45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46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47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48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49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50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51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52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53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54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55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P56" style:family="paragraph" style:parent-style-name="Standard" style:list-style-name="L26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first field in the /etc/fstab file is used to specify:</text:p>
      <text:p text:style-name="P1">The fsck order</text:p>
      <text:p text:style-name="P1">The filesystem type</text:p>
      <text:p text:style-name="P1">The mount point</text:p>
      <text:p text:style-name="P1">The dump field</text:p>
      <text:p text:style-name="P1">The mount options</text:p>
      <text:p text:style-name="P1">The device to mount</text:p>
      <text:p text:style-name="P1">Question 2</text:p>
      <text:p text:style-name="P1">The third field in the /etc/fstab file is used to specify:</text:p>
      <text:p text:style-name="P1">The mount point</text:p>
      <text:p text:style-name="P1">The dump field</text:p>
      <text:p text:style-name="P1">The mount options</text:p>
      <text:p text:style-name="P1">The filesystem type</text:p>
      <text:p text:style-name="P1">The device to mount</text:p>
      <text:p text:style-name="P1">The fsck order</text:p>
      <text:p text:style-name="P1">Question 3</text:p>
      <text:p text:style-name="P1">Which mount option mounts a filesystem allowing executable files?</text:p>
      <text:p text:style-name="P1">exec</text:p>
      <text:p text:style-name="P1">execute</text:p>
      <text:p text:style-name="P1">ex</text:p>
      <text:p text:style-name="P1">noexec</text:p>
      <text:p text:style-name="P1">Question 4</text:p>
      <text:p text:style-name="P1">Which mount option will remount a currently mounted filesystem?</text:p>
      <text:p text:style-name="P1">mount -o remount</text:p>
      <text:p text:style-name="P1">mount -o mount</text:p>
      <text:p text:style-name="P1">mount -o reload</text:p>
      <text:p text:style-name="P1">mount -o reset</text:p>
      <text:p text:style-name="P1">Question 5</text:p>
      <text:p text:style-name="P1">Which command will describe the mount options available for different filesystems?</text:p>
      <text:p text:style-name="P1"><text:soft-page-break/>man mount</text:p>
      <text:p text:style-name="P1">mount --list</text:p>
      <text:p text:style-name="P1">mount --options</text:p>
      <text:p text:style-name="P1">mount -a</text:p>
      <text:p text:style-name="P1">Question 6</text:p>
      <text:p text:style-name="P1">Which file provides persistent mapping of block devices to mount points?</text:p>
      <text:p text:style-name="P1">/etc/fstable</text:p>
      <text:p text:style-name="P1">/etc/blk.map</text:p>
      <text:p text:style-name="P1">/etc/fstab</text:p>
      <text:p text:style-name="P1">/etc/blk.id</text:p>
      <text:p text:style-name="P1">Question 7</text:p>
      <text:p text:style-name="P1">Which of the following is not a reason why the umount command may fail?</text:p>
      <text:p text:style-name="P1">There are symbolic links to files within the filesystem</text:p>
      <text:p text:style-name="P1">A user has a directory within the filesystem as their current working directory</text:p>
      <text:p text:style-name="P1">There is an executable file running that is located within the filesystem</text:p>
      <text:p text:style-name="P1">There is a file open that is located within the filesystem</text:p>
      <text:p text:style-name="P1">Question 8</text:p>
      <text:p text:style-name="P1">Which of the following will mount an ISO file named cdrom.iso?</text:p>
      <text:p text:style-name="P1">mount -o loopback cdrom.iso /mnt</text:p>
      <text:p text:style-name="P1">mount -t ufs cdrom.iso /mnt</text:p>
      <text:p text:style-name="P1">mount -o loop cdrom.iso /mnt</text:p>
      <text:p text:style-name="P1">mount -t cdrom cdrom.iso /mntb</text:p>
      <text:p text:style-name="P1">Question 9</text:p>
      <text:p text:style-name="P1">Which value do you place in the dump field of the /etc/fstab for pseudo-filesystems?</text:p>
      <text:p text:style-name="P1">3</text:p>
      <text:p text:style-name="P1">2</text:p>
      <text:p text:style-name="P1">1</text:p>
      <text:p text:style-name="P1">0</text:p>
      <text:p text:style-name="P1">Question 10</text:p>
      <text:p text:style-name="P1"><text:soft-page-break/>There is a very long string of text associated with all of the instances of your single disk on the local system, shown in the /etc/fstab. This is known as a _______?</text:p>
      <text:p text:style-name="P1">Answer</text:p>
      <text:p text:style-name="P1">cylinder number</text:p>
      <text:p text:style-name="P1">disk identity</text:p>
      <text:p text:style-name="P1">UUID</text:p>
      <text:p text:style-name="P1"/>
      <text:p text:style-name="P2"/>
      <text:p text:style-name="P1"><text:a xlink:type="simple" xlink:href="https://examans.com/linux-exam-1/" text:style-name="Internet_20_link" text:visited-style-name="Visited_20_Internet_20_Link">https://examans.com/linux-exam-1/</text:a></text:p>
      <text:p text:style-name="P1"/>
      <text:p text:style-name="P3">vgext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02T18:29:19.415789112</dc:date>
    <meta:editing-duration>PT1H11M44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66" meta:word-count="298" meta:character-count="1710" meta:non-whitespace-character-count="1480"/>
  </office:meta>
</office:document-meta>
</file>